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owCountCallbackHandler.processRow( ResultSet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owCountCallbackHandle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